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82e4" officeooo:paragraph-rsid="001882e4"/>
    </style:style>
    <style:style style:name="P2" style:family="paragraph" style:parent-style-name="Standard">
      <style:text-properties officeooo:rsid="001882e4" officeooo:paragraph-rsid="001ace15"/>
    </style:style>
    <style:style style:name="T1" style:family="text">
      <style:text-properties officeooo:rsid="001ac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<text:s/>Wybór trybu gry</text:p>
      <text:p text:style-name="P1"/>
      <text:p text:style-name="P1">Cel: Ustalenie trybu rozgrywki: gra przeciwko komputerowi lub innemu graczowi</text:p>
      <text:p text:style-name="P1"/>
      <text:p text:style-name="P1">Kiedy Uzywany: Po wybraniu opcji “nowa gra”</text:p>
      <text:p text:style-name="P1"/>
      <text:p text:style-name="P1">Jak działa: Po wyborze opcji “nowa gra“ w menu system zadaje graczowi pytanie, o wybrany tryb rozgrywki. Wybór gry z komputerem powoduje zapytanie o preferowaną strategię gry przeciwnika. Wybór gry z innym graczem postawi przed wyborem sposobu przeprowadzenia rozgrywki: na jednym telefonie, lub przy pomocy wifi/bluetooth.</text:p>
      <text:p text:style-name="P1"/>
      <text:p text:style-name="P1">Kto używa: gracz</text:p>
      <text:p text:style-name="P1"/>
      <text:p text:style-name="P1">Warunki wstępne: brak</text:p>
      <text:p text:style-name="P1"/>
      <text:p text:style-name="P1">Przebieg: (S)ystem, (U)ser</text:p>
      <text:p text:style-name="P1"/>
      <text:p text:style-name="P1"><text:span text:style-name="T1">1. </text:span>(S): Wskaż tryb gry:<text:line-break/><text:span text:style-name="T1">a) </text:span>gra z komputerem<text:line-break/><text:span text:style-name="T1">b) </text:span>gra z innym graczem</text:p>
      <text:p text:style-name="P1"><text:span text:style-name="T1">2. </text:span>(U) wybiera</text:p>
      <text:p text:style-name="P2"><text:span text:style-name="T1">3. Po wyborze:</text:span></text:p>
      <text:p text:style-name="P2"><text:span text:style-name="T1">a) (U) wybrał 1a):</text:span></text:p>
      <text:p text:style-name="P2"><text:span text:style-name="T1"><text:tab/>(S) wyświetla listę poziomów gracza komputerowego</text:span></text:p>
      <text:p text:style-name="P2"><text:span text:style-name="T1"><text:tab/>(U) wybiera poziom przeciwnika</text:span></text:p>
      <text:p text:style-name="P2"><text:span text:style-name="T1">b) (U) wybrał 1b):</text:span></text:p>
      <text:p text:style-name="P2"><text:span text:style-name="T1"><text:tab/>(S) pyta: przeciwnik losowy(*) czy rzucić wyzwanie(**)</text:span></text:p>
      <text:p text:style-name="P2"><text:span text:style-name="T1"><text:tab/>(U) wybiera</text:span></text:p>
      <text:p text:style-name="P2"><text:span text:style-name="T1">4. (Opcjonalny – po wyborze 3b **):</text:span></text:p>
      <text:p text:style-name="P2"><text:span text:style-name="T1">(S) wyświetla listę graczy w zasięgu</text:span></text:p>
      <text:p text:style-name="P2"><text:span text:style-name="T1">(U) wybiera gracza I rzuca wyzwanie</text:span></text:p>
      <text:p text:style-name="P2"><text:span text:style-name="T1"/></text:p>
      <text:p text:style-name="P2"><text:span text:style-name="T1">5. Rozpoczęcie wybranej rozgrywki</text:span></text:p>
      <text:p text:style-name="P1"/>
      <text:p text:style-name="P1">wynik działania: rozpoczęcie g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00:53:56</meta:creation-date>
    <dc:date>2014-03-24T23:37:37</dc:date>
    <meta:editing-duration>PT1M3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21" meta:word-count="150" meta:character-count="981" meta:non-whitespace-character-count="847"/>
  </office:meta>
</office:document-meta>
</file>